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Courier2" svg:font-family="Courier" style:font-family-generic="modern" style:font-pitch="fixed"/>
    <style:font-face style:name="Courier" svg:font-family="Courier" style:font-adornments="Bold" style:font-family-generic="modern" style:font-pitch="fixed"/>
    <style:font-face style:name="Arial Unicode MS" svg:font-family="'Arial Unicode MS'" style:font-pitch="variable"/>
    <style:font-face style:name="Courier1" svg:font-family="Courier" style:font-pitch="variable"/>
    <style:font-face style:name="HG Mincho Light J" svg:font-family="'HG Mincho Light J'"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Luxi Sans" svg:font-family="'Luxi Sans'" style:font-family-generic="swiss" style:font-pitch="variable"/>
    <style:font-face style:name="Nimbus Roman No9 L1" svg:font-family="'Nimbus Roman No9 L'" style:font-family-generic="swiss" style:font-pitch="variable"/>
  </office:font-face-decls>
  <office:automatic-styles>
    <style:style style:name="Table2" style:family="table">
      <style:table-properties style:width="7.1222in" table:align="margins"/>
    </style:style>
    <style:style style:name="Table2.A" style:family="table-column">
      <style:table-column-properties style:column-width="2.2597in" style:rel-column-width="20794*"/>
    </style:style>
    <style:style style:name="Table2.B" style:family="table-column">
      <style:table-column-properties style:column-width="4.8625in" style:rel-column-width="4474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1222in" table:align="margins"/>
    </style:style>
    <style:style style:name="Table1.A" style:family="table-column">
      <style:table-column-properties style:column-width="2.4285in" style:rel-column-width="22343*"/>
    </style:style>
    <style:style style:name="Table1.B" style:family="table-column">
      <style:table-column-properties style:column-width="4.6938in" style:rel-column-width="4319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7.1222in" table:align="margins"/>
    </style:style>
    <style:style style:name="Table3.A" style:family="table-column">
      <style:table-column-properties style:column-width="0.8444in" style:rel-column-width="7771*"/>
    </style:style>
    <style:style style:name="Table3.B" style:family="table-column">
      <style:table-column-properties style:column-width="0.8528in" style:rel-column-width="7848*"/>
    </style:style>
    <style:style style:name="Table3.C" style:family="table-column">
      <style:table-column-properties style:column-width="3.1569in" style:rel-column-width="29047*"/>
    </style:style>
    <style:style style:name="Table3.D" style:family="table-column">
      <style:table-column-properties style:column-width="2.2681in" style:rel-column-width="20869*"/>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4pt solid #000000">
        <style:tab-stops>
          <style:tab-stop style:position="3.5in" style:type="center"/>
          <style:tab-stop style:position="7.1252in" style:type="right"/>
        </style:tab-stops>
      </style:paragraph-properties>
      <style:text-properties style:font-name="Helvetica" fo:font-weight="normal"/>
    </style:style>
    <style:style style:name="P2" style:family="paragraph" style:parent-style-name="Footer">
      <style:text-properties fo:font-style="italic"/>
    </style:style>
    <style:style style:name="P3" style:family="paragraph" style:parent-style-name="Standard">
      <style:paragraph-properties fo:margin-top="0in" fo:margin-bottom="0in"/>
    </style:style>
    <style:style style:name="P4" style:family="paragraph" style:parent-style-name="Standard">
      <style:paragraph-properties fo:margin-top="0in" fo:margin-bottom="0in">
        <style:tab-stops/>
      </style:paragraph-properties>
      <style:text-properties style:font-name="Courier1" fo:font-weight="bold" style:font-weight-asian="bold"/>
    </style:style>
    <style:style style:name="P5" style:family="paragraph" style:parent-style-name="Standard">
      <style:paragraph-properties fo:margin-top="0in" fo:margin-bottom="0in">
        <style:tab-stops/>
      </style:paragraph-properties>
      <style:text-properties style:font-name="Courier1" fo:font-size="11pt" fo:font-weight="bold" style:font-size-asian="11pt" style:font-weight-asian="bold" style:font-size-complex="11pt"/>
    </style:style>
    <style:style style:name="P6" style:family="paragraph" style:parent-style-name="Standard">
      <style:paragraph-properties fo:margin-top="0in" fo:margin-bottom="0in">
        <style:tab-stops/>
      </style:paragraph-properties>
    </style:style>
    <style:style style:name="P7" style:family="paragraph" style:parent-style-name="Table_20_Contents">
      <style:paragraph-properties fo:margin-top="0in" fo:margin-bottom="0in"/>
    </style:style>
    <style:style style:name="P8" style:family="paragraph" style:parent-style-name="Standard">
      <style:paragraph-properties fo:margin-top="0in" fo:margin-bottom="0in" fo:keep-with-next="always">
        <style:tab-stops/>
      </style:paragraph-properties>
      <style:text-properties style:font-name="Courier1" fo:font-weight="bold" style:font-weight-asian="bold"/>
    </style:style>
    <style:style style:name="P9" style:family="paragraph" style:parent-style-name="Standard">
      <style:paragraph-properties fo:margin-top="0in" fo:margin-bottom="0in" fo:keep-with-next="always">
        <style:tab-stops/>
      </style:paragraph-properties>
    </style:style>
    <style:style style:name="P10" style:family="paragraph" style:parent-style-name="Standard">
      <style:paragraph-properties fo:margin-top="0in" fo:margin-bottom="0in" fo:keep-with-next="auto">
        <style:tab-stops/>
      </style:paragraph-properties>
      <style:text-properties style:font-name="Courier1" fo:font-size="11pt" fo:font-weight="bold" style:font-size-asian="11pt" style:font-weight-asian="bold" style:font-size-complex="11pt"/>
    </style:style>
    <style:style style:name="P11" style:family="paragraph" style:parent-style-name="Standard">
      <style:paragraph-properties fo:margin-left="0in" fo:margin-right="0in" fo:margin-top="0in" fo:margin-bottom="0.0799in" fo:text-indent="0in" style:auto-text-indent="false">
        <style:tab-stops/>
      </style:paragraph-properties>
    </style:style>
    <style:style style:name="P12" style:family="paragraph" style:parent-style-name="Table_20_Contents">
      <style:paragraph-properties fo:margin-left="0in" fo:margin-right="0in" fo:text-align="center" style:justify-single-word="false" fo:text-indent="0in" style:auto-text-indent="false" fo:keep-with-next="always"/>
    </style:style>
    <style:style style:name="P13" style:family="paragraph" style:parent-style-name="Table_20_Contents">
      <style:paragraph-properties fo:margin-left="0in" fo:margin-right="0in" fo:text-align="center" style:justify-single-word="false" fo:text-indent="0in" style:auto-text-indent="false" fo:keep-with-next="always"/>
      <style:text-properties style:font-name="Courier2" fo:font-style="italic" style:font-style-asian="italic" style:font-style-complex="italic"/>
    </style:style>
    <style:style style:name="P14" style:family="paragraph" style:parent-style-name="Table_20_Contents">
      <style:paragraph-properties fo:margin-left="0in" fo:margin-right="0in" fo:text-align="center" style:justify-single-word="false" fo:text-indent="0in" style:auto-text-indent="false" fo:keep-with-next="always"/>
      <style:text-properties style:font-name="Courier2" fo:font-style="normal" fo:font-weight="bold" style:font-style-asian="normal" style:font-weight-asian="bold" style:font-style-complex="normal" style:font-weight-complex="bold"/>
    </style:style>
    <style:style style:name="P15" style:family="paragraph" style:parent-style-name="Table_20_Contents">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margin-top="0.0799in" fo:margin-bottom="0.0799in" fo:text-indent="0in" style:auto-text-indent="false">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Table_20_Heading">
      <style:paragraph-properties fo:keep-with-next="always"/>
    </style:style>
    <style:style style:name="P19" style:family="paragraph" style:parent-style-name="Standard">
      <style:paragraph-properties fo:keep-with-next="always"/>
    </style:style>
    <style:style style:name="P20" style:family="paragraph" style:parent-style-name="Standard">
      <style:paragraph-properties fo:keep-with-next="always">
        <style:tab-stops/>
      </style:paragraph-properties>
    </style:style>
    <style:style style:name="P21" style:family="paragraph" style:parent-style-name="Standard">
      <style:paragraph-properties fo:keep-with-next="always">
        <style:tab-stops/>
      </style:paragraph-properties>
      <style:text-properties style:font-name="Courier1" fo:font-weight="bold" style:font-weight-asian="bold"/>
    </style:style>
    <style:style style:name="P22" style:family="paragraph" style:parent-style-name="Table_20_Contents">
      <style:paragraph-properties fo:keep-with-next="always"/>
    </style:style>
    <style:style style:name="P23" style:family="paragraph" style:parent-style-name="Part" style:master-page-name="">
      <style:paragraph-properties style:page-number="auto" fo:keep-with-next="always"/>
    </style:style>
    <style:style style:name="P24" style:family="paragraph" style:parent-style-name="Standard">
      <style:paragraph-properties>
        <style:tab-stops/>
      </style:paragraph-properties>
    </style:style>
    <style:style style:name="P25" style:family="paragraph" style:parent-style-name="Standard">
      <style:paragraph-properties>
        <style:tab-stops/>
      </style:paragraph-properties>
      <style:text-properties style:font-name="Courier1" fo:font-weight="bold" style:font-weight-asian="bold"/>
    </style:style>
    <style:style style:name="P26" style:family="paragraph" style:parent-style-name="Table_20_Heading">
      <style:text-properties fo:font-size="11pt"/>
    </style:style>
    <style:style style:name="P27" style:family="paragraph" style:parent-style-name="Table_20_Contents">
      <style:paragraph-properties fo:margin-left="0.5in" fo:margin-right="0in" fo:margin-top="0in" fo:margin-bottom="0in" fo:text-indent="0in" style:auto-text-indent="false"/>
    </style:style>
    <style:style style:name="P28" style:family="paragraph" style:parent-style-name="Standard">
      <style:paragraph-properties fo:margin-left="0.5in" fo:margin-right="0in" fo:margin-top="0in" fo:margin-bottom="0.0201in" fo:text-indent="0in" style:auto-text-indent="false"/>
    </style:style>
    <style:style style:name="P29" style:family="paragraph" style:parent-style-name="Standard">
      <style:paragraph-properties fo:margin-left="0.5in" fo:margin-right="0in" fo:text-indent="0in" style:auto-text-indent="false">
        <style:tab-stops/>
      </style:paragraph-properties>
    </style:style>
    <style:style style:name="P30" style:family="paragraph" style:parent-style-name="Standard">
      <style:paragraph-properties fo:margin-top="0in" fo:margin-bottom="0.0201in"/>
    </style:style>
    <style:style style:name="P31" style:family="paragraph" style:parent-style-name="Standard">
      <style:paragraph-properties fo:margin-left="1in" fo:margin-right="0in" fo:margin-top="0in" fo:margin-bottom="0.0201in" fo:text-indent="0in" style:auto-text-indent="false"/>
    </style:style>
    <style:style style:name="P32" style:family="paragraph" style:parent-style-name="Table_20_Contents">
      <style:paragraph-properties fo:margin-left="1in" fo:margin-right="0in" fo:margin-top="0in" fo:margin-bottom="0in" fo:text-indent="0in" style:auto-text-indent="false"/>
    </style:style>
    <style:style style:name="P33" style:family="paragraph" style:parent-style-name="Table_20_Contents">
      <style:paragraph-properties fo:margin-left="1.5in" fo:margin-right="0in" fo:margin-top="0in" fo:margin-bottom="0in" fo:text-indent="0in" style:auto-text-indent="false"/>
    </style:style>
    <style:style style:name="P34" style:family="paragraph" style:parent-style-name="Standard">
      <style:paragraph-properties fo:margin-top="0in" fo:margin-bottom="0.0799in">
        <style:tab-stops/>
      </style:paragraph-properties>
    </style:style>
    <style:style style:name="P35" style:family="paragraph" style:parent-style-name="Standard" style:list-style-name="L1">
      <style:paragraph-properties fo:margin-left="0.25in" fo:margin-right="0in" fo:margin-top="0in" fo:margin-bottom="0in" fo:text-indent="0in" style:auto-text-indent="false">
        <style:tab-stops/>
      </style:paragraph-properties>
    </style:style>
    <style:style style:name="P36" style:family="paragraph" style:parent-style-name="Standard" style:list-style-name="L1">
      <style:paragraph-properties fo:margin-left="0.25in" fo:margin-right="0in" fo:margin-top="0in" fo:margin-bottom="0.0799in" fo:text-indent="0in" style:auto-text-indent="false">
        <style:tab-stops/>
      </style:paragraph-properties>
    </style:style>
    <style:style style:name="P37" style:family="paragraph" style:parent-style-name="Standard" style:list-style-name="L2">
      <style:paragraph-properties fo:margin-left="0.5in" fo:margin-right="0in" fo:margin-top="0.0799in" fo:margin-bottom="0.0799in" fo:text-indent="0in" style:auto-text-indent="false">
        <style:tab-stops/>
      </style:paragraph-properties>
    </style:style>
    <style:style style:name="P38" style:family="paragraph" style:parent-style-name="Standard" style:list-style-name="L3">
      <style:paragraph-properties fo:margin-top="0in" fo:margin-bottom="0in">
        <style:tab-stops/>
      </style:paragraph-properties>
    </style:style>
    <style:style style:name="P39" style:family="paragraph" style:parent-style-name="Standard" style:list-style-name="L3">
      <style:paragraph-properties fo:margin-top="0in" fo:margin-bottom="0.0799in">
        <style:tab-stops/>
      </style:paragraph-properties>
    </style:style>
    <style:style style:name="P40" style:family="paragraph">
      <style:paragraph-properties fo:text-align="center"/>
    </style:style>
    <style:style style:name="P41" style:family="paragraph">
      <style:paragraph-properties fo:margin-top="0in" fo:margin-bottom="0.0835in"/>
    </style:style>
    <style:style style:name="P42" style:family="paragraph">
      <style:paragraph-properties fo:text-align="center"/>
      <style:text-properties fo:font-size="24pt"/>
    </style:style>
    <style:style style:name="T1" style:family="text">
      <style:text-properties fo:font-size="22pt" style:font-size-asian="20pt" style:font-weight-asian="bold"/>
    </style:style>
    <style:style style:name="T2" style:family="text">
      <style:text-properties fo:font-size="20pt" style:font-size-asian="20pt" style:font-weight-asian="bold"/>
    </style:style>
    <style:style style:name="T3" style:family="text">
      <style:text-properties fo:font-size="16pt" style:font-size-asian="16pt" style:font-weight-asian="bold"/>
    </style:style>
    <style:style style:name="T4" style:family="text">
      <style:text-properties fo:font-variant="small-caps" fo:font-size="18pt" style:font-name-asian="Times New Roman" style:font-size-asian="16pt" style:language-asian="en" style:country-asian="US" style:font-weight-asian="bold"/>
    </style:style>
    <style:style style:name="T5" style:family="text">
      <style:text-properties style:font-name="Helvetica"/>
    </style:style>
    <style:style style:name="T6" style:family="text">
      <style:text-properties style:font-name="Helvetica" fo:font-size="10pt"/>
    </style:style>
    <style:style style:name="T7" style:family="text">
      <style:text-properties style:font-name="Helvetica" fo:font-weight="normal"/>
    </style:style>
    <style:style style:name="T8" style:family="text">
      <style:text-properties style:font-name="Helvetica" fo:font-style="italic" fo:font-weight="normal" style:font-style-asian="italic" style:font-style-complex="italic"/>
    </style:style>
    <style:style style:name="T9" style:family="text">
      <style:text-properties style:font-name="Helvetica" fo:font-style="normal" fo:font-weight="normal"/>
    </style:style>
    <style:style style:name="T10" style:family="text">
      <style:text-properties style:font-name="Helvetica" fo:font-style="normal" fo:font-weight="normal" style:font-weight-asian="normal" style:font-weight-complex="normal"/>
    </style:style>
    <style:style style:name="T11" style:family="text">
      <style:text-properties style:font-name="Helvetica" fo:font-style="normal" fo:font-weight="bold"/>
    </style:style>
    <style:style style:name="T12" style:family="text">
      <style:text-properties fo:font-style="italic"/>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style>
    <style:style style:name="T16" style:family="text">
      <style:text-properties fo:font-style="italic" fo:font-weight="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style="normal"/>
    </style:style>
    <style:style style:name="T23" style:family="text">
      <style:text-properties fo:font-style="normal" fo:font-weight="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style:font-name="Courier1" fo:font-style="normal"/>
    </style:style>
    <style:style style:name="T27" style:family="text">
      <style:text-properties style:font-name="Courier1" fo:font-style="normal" fo:font-weight="bold"/>
    </style:style>
    <style:style style:name="T28" style:family="text">
      <style:text-properties style:font-name="Courier1" fo:font-style="normal" fo:font-weight="bold" style:font-weight-asian="bold" style:font-weight-complex="normal"/>
    </style:style>
    <style:style style:name="T29" style:family="text">
      <style:text-properties fo:language="en" fo:country="US"/>
    </style:style>
    <style:style style:name="T30" style:family="text">
      <style:text-properties fo:font-size="11pt" style:font-size-asian="11pt" style:font-size-complex="11pt"/>
    </style:style>
    <style:style style:name="T31" style:family="text">
      <style:text-properties style:font-weight-complex="normal"/>
    </style:style>
    <style:style style:name="T32" style:family="text">
      <style:text-properties style:use-window-font-color="true" style:font-name="Helvetica" fo:font-size="11pt" fo:language="en" fo:country="US" style:font-name-asian="Times" style:font-size-asian="11pt"/>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fill="solid" draw:fill-color="#ffffff" draw:textarea-horizontal-align="center" draw:textarea-vertical-align="middle" fo:padding-top="0.0047in" fo:padding-bottom="0.0047in" fo:padding-left="0.0047in" fo:padding-right="0.0047in" style:run-through="foreground"/>
    </style:style>
    <style:style style:name="gr3" style:family="graphic">
      <style:graphic-properties draw:stroke="none" draw:fill="none" draw:fill-color="#ffffff" draw:auto-grow-height="false" draw:auto-grow-width="false" fo:min-height="0.039in" fo:padding-top="0.05in" fo:padding-bottom="0.05in" fo:padding-left="0.1in" fo:padding-right="0.1in" style:run-through="foreground"/>
    </style:style>
    <style:style style:name="gr4"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style>
    <style:style style:name="gr5" style:family="graphic">
      <style:graphic-properties draw:stroke="none" draw:fill="solid" draw:fill-color="#ffffff" draw:auto-grow-height="false" draw:auto-grow-width="false" fo:min-height="0.039in" fo:padding-top="0.05in" fo:padding-bottom="0.05in" fo:padding-left="0.1in" fo:padding-right="0.1in" style:run-through="foreground"/>
    </style:style>
    <style:style style:name="gr6" style:family="graphic">
      <style:graphic-properties draw:stroke="solid" svg:stroke-width="0.0102in" svg:stroke-color="#000000" draw:fill="solid" draw:fill-color="#c0c0c0" draw:textarea-horizontal-align="center" draw:textarea-vertical-align="middle" fo:padding-top="0.0047in" fo:padding-bottom="0.0047in" fo:padding-left="0.0047in" fo:padding-right="0.004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art">The Simple Class Machine</text:p>
      <text:p text:style-name="Standard">Our first machine example has an accumulator-based processor with a small number of heterogeneous registers and limited data pathways. It has an instruction set that is sufficient to perform reasonably complex tasks such as adding an array of numbers or finding the largest number in an array. Although such tasks are possible, they are clumsy due to its limited register set.</text:p>
      <text:p text:style-name="Standard">The simple machine has a main memory consisting of 16-bit words. This memory is initialized with a set of words (called the program) before the machine begins execution. <text:span text:style-name="Default_20_Font">In keeping with the </text:span><text:span text:style-name="Default_20_Font"><text:span text:style-name="T12">stored-program concept</text:span></text:span><text:span text:style-name="Default_20_Font">, the only distinction between instruction and data words is how they are interpreted. Memory is word-addressed: <text:s/>a word is addressed by its offset as if it is in an array of </text:span><text:span text:style-name="Default_20_Font"><text:span text:style-name="T13">shorts</text:span></text:span><text:span text:style-name="Default_20_Font">. The first word is at address 0, the next is at address 1, etc. The class machine always begins execution at address </text:span><text:span text:style-name="Literal">0</text:span><text:span text:style-name="Default_20_Font">, uses a classic </text:span><text:span text:style-name="Default_20_Font"><text:span text:style-name="T12">fetch-decode-execut</text:span></text:span><text:span text:style-name="Default_20_Font">e instruction cycle, and stops when a </text:span><text:span text:style-name="Literal">HALT</text:span><text:span text:style-name="Default_20_Font"> instruction (</text:span><text:span text:style-name="Literal">0x0000</text:span><text:span text:style-name="Default_20_Font">) is executed. Thus, the word at address </text:span><text:span text:style-name="Literal">0</text:span><text:span text:style-name="Default_20_Font"> must be an instruction, and the natural organization of a program is with instruction words first, followed by data words.</text:span></text:p>
      <text:p text:style-name="P3"><text:span text:style-name="Default_20_Font">The processor of our machine has seven 16-bit registers: </text:span></text:p>
      <text:list xml:id="list2893502171" text:style-name="L1">
        <text:list-item>
          <text:p text:style-name="P35"><text:span text:style-name="Default_20_Font">The </text:span><text:span text:style-name="Literal">pc</text:span><text:span text:style-name="Default_20_Font"> or program counter holds the address of the </text:span><text:span text:style-name="Default_20_Font"><text:span text:style-name="T15">next</text:span></text:span><text:span text:style-name="Default_20_Font"> instruction to execute. </text:span></text:p>
        </text:list-item>
        <text:list-item>
          <text:p text:style-name="P35"><text:span text:style-name="Default_20_Font">The </text:span><text:span text:style-name="Literal">ir</text:span><text:span text:style-name="Default_20_Font"> or instruction register hold the </text:span><text:span text:style-name="Default_20_Font"><text:span text:style-name="T12">current instruction being executed</text:span></text:span><text:span text:style-name="Default_20_Font">. </text:span></text:p>
        </text:list-item>
        <text:list-item>
          <text:p text:style-name="P35"><text:span text:style-name="Default_20_Font">The </text:span><text:span text:style-name="Literal">accum</text:span><text:span text:style-name="Default_20_Font"> or accumulator is the only true data register. All loads, stores, adds and subtracts reference the accumulator as at least one of the operands.</text:span></text:p>
        </text:list-item>
        <text:list-item>
          <text:p text:style-name="P35"><text:span text:style-name="Literal"><text:span text:style-name="T18">ctr</text:span></text:span><text:span text:style-name="Default_20_Font"><text:span text:style-name="T20"> is the counter register. Although data can be moved from the </text:span></text:span><text:span text:style-name="Literal"><text:span text:style-name="T18">accum</text:span></text:span><text:span text:style-name="Default_20_Font"><text:span text:style-name="T20"> to the </text:span></text:span><text:span text:style-name="Literal"><text:span text:style-name="T18">ctr</text:span></text:span><text:span text:style-name="Default_20_Font"><text:span text:style-name="T20"> (using the </text:span></text:span><text:span text:style-name="Literal"><text:span text:style-name="T18">MVAC</text:span></text:span><text:span text:style-name="Default_20_Font"><text:span text:style-name="T20"> <text:s/>instruction) and the </text:span></text:span><text:span text:style-name="Literal"><text:span text:style-name="T18">ctr</text:span></text:span><text:span text:style-name="Default_20_Font"><text:span text:style-name="T20"> can be added to the accumulator (using </text:span></text:span><text:span text:style-name="Literal"><text:span text:style-name="T18">ADDC</text:span></text:span><text:span text:style-name="Default_20_Font"><text:span text:style-name="T20">), its use mainly is as a simple counter. </text:span></text:span><text:span text:style-name="Literal"><text:span text:style-name="T18">ctr</text:span></text:span><text:span text:style-name="Default_20_Font"><text:span text:style-name="T20"> is decremented by one using the </text:span></text:span><text:span text:style-name="Literal"><text:span text:style-name="T18">DEC</text:span></text:span><text:span text:style-name="Default_20_Font"><text:span text:style-name="T20"> instruction, and all conditional branch instructions use it for comparisons.</text:span></text:span></text:p>
        </text:list-item>
        <text:list-item>
          <text:p text:style-name="P35"><text:span text:style-name="Literal"><text:span text:style-name="T18">mar</text:span></text:span><text:span text:style-name="Default_20_Font"><text:span text:style-name="T20"> is the memory address register. This is the register that indicates the address of the next memory word to be referenced (either loaded from or stored to)</text:span></text:span></text:p>
        </text:list-item>
        <text:list-item>
          <text:p text:style-name="P35"><text:span text:style-name="Literal">areg</text:span><text:span text:style-name="Default_20_Font"><text:span text:style-name="T20"> is the address register. It is used solely for indirect memory operations. The </text:span></text:span><text:span text:style-name="Literal">LIA</text:span><text:span text:style-name="Default_20_Font"><text:span text:style-name="T20"> and </text:span></text:span><text:span text:style-name="Literal">SIA</text:span><text:span text:style-name="Default_20_Font"><text:span text:style-name="T20"> instructions use the address in </text:span></text:span><text:span text:style-name="Literal">areg</text:span><text:span text:style-name="Default_20_Font"><text:span text:style-name="T20"> as the source (</text:span></text:span><text:span text:style-name="Literal">LIA</text:span><text:span text:style-name="Default_20_Font"><text:span text:style-name="T20">) or target (</text:span></text:span><text:span text:style-name="Literal">SIA</text:span><text:span text:style-name="Default_20_Font"><text:span text:style-name="T20">) address for the data being placed in (</text:span></text:span><text:span text:style-name="Literal">LIA</text:span><text:span text:style-name="Default_20_Font"><text:span text:style-name="T20">) or coming from (</text:span></text:span><text:span text:style-name="Literal">SIA</text:span><text:span text:style-name="Default_20_Font"><text:span text:style-name="T20">) the accumulator.</text:span></text:span></text:p>
        </text:list-item>
        <text:list-item>
          <text:p text:style-name="P36"><text:span text:style-name="Literal"><text:span text:style-name="T18">mbr</text:span></text:span><text:span text:style-name="Default_20_Font"><text:span text:style-name="T20"> is the memory buffer register. This register is the window to memory. When memory is retrieved, the word loaded goes here. When memory is stored, the word stored comes from here.</text:span></text:span></text:p>
        </text:list-item>
      </text:list>
      <text:p text:style-name="P11"><text:span text:style-name="Literal"><text:span text:style-name="T18">mar</text:span></text:span><text:span text:style-name="Default_20_Font"><text:span text:style-name="T20"> and </text:span></text:span><text:span text:style-name="Literal"><text:span text:style-name="T18">mbr</text:span></text:span><text:span text:style-name="Default_20_Font"><text:span text:style-name="T20"> are the gateway between the processor and memory. They work in concert. When memory at a particular address is needed, the </text:span></text:span><text:span text:style-name="Literal"><text:span text:style-name="T18">mar</text:span></text:span><text:span text:style-name="Default_20_Font"><text:span text:style-name="T20"> is set to the address, and a memory </text:span></text:span><text:span text:style-name="Literal"><text:span text:style-name="T18">get</text:span></text:span><text:span text:style-name="Default_20_Font"><text:span text:style-name="T20"> cycle is initiated. The result of the </text:span></text:span><text:span text:style-name="Literal"><text:span text:style-name="T18">get</text:span></text:span><text:span text:style-name="Default_20_Font"><text:span text:style-name="T20"> is to place the addressed memory word in the </text:span></text:span><text:span text:style-name="Literal"><text:span text:style-name="T18">mbr</text:span></text:span><text:span text:style-name="Default_20_Font"><text:span text:style-name="T20">. Conversely, when a data word must be placed in memory at a particular address, the address is placed in the </text:span></text:span><text:span text:style-name="Literal"><text:span text:style-name="T18">mar</text:span></text:span><text:span text:style-name="Default_20_Font"><text:span text:style-name="T20">, the word is placed in the </text:span></text:span><text:span text:style-name="Literal"><text:span text:style-name="T18">mbr</text:span></text:span><text:span text:style-name="Default_20_Font"><text:span text:style-name="T20"> and a </text:span></text:span><text:span text:style-name="Literal"><text:span text:style-name="T18">put</text:span></text:span><text:span text:style-name="Default_20_Font"><text:span text:style-name="T20"> operation is performed to place the contents of the </text:span></text:span><text:span text:style-name="Literal"><text:span text:style-name="T18">mbr</text:span></text:span><text:span text:style-name="Default_20_Font"><text:span text:style-name="T20"> in memory at the address indicated in the </text:span></text:span><text:span text:style-name="Literal"><text:span text:style-name="T18">mar</text:span></text:span><text:span text:style-name="Default_20_Font"><text:span text:style-name="T20">. Note that these instructions may fault, if the address in the </text:span></text:span><text:span text:style-name="Literal"><text:span text:style-name="T18">mar</text:span></text:span><text:span text:style-name="Default_20_Font"><text:span text:style-name="T20"> is not legal.</text:span></text:span></text:p>
      <text:p text:style-name="P11"><text:span text:style-name="Default_20_Font"><text:span text:style-name="T20">Besides having a very limited register set, our simple machine also has limited data pathways. These are shown on the diagram in the handout SimpleMachineDatapaths.</text:span></text:span></text:p>
      <text:p text:style-name="Part"><text:span text:style-name="Default_20_Font"><text:span text:style-name="T18">Register transfer language</text:span></text:span></text:p>
      <text:p text:style-name="P11"><text:span text:style-name="Default_20_Font"><text:span text:style-name="T20">As you might imagine, all the operations of our simple machine consist of altering the internal registers </text:span></text:span><text:span text:style-name="Default_20_Font"><text:span text:style-name="T20">by moving data between them and between memory, possibly accompanied by performing an arithmetic operation in transit. In fact, the instructions that we are going to cover shortly are actually a shorthand for one or more simpler operations of this type (called register transfers). These register transfers can be referred to as microinstructions, and can be described in a language known as a </text:span></text:span><text:span text:style-name="Default_20_Font"><text:span text:style-name="T16">register transfer language</text:span></text:span><text:span text:style-name="Default_20_Font"><text:span text:style-name="T20"> (</text:span></text:span><text:span text:style-name="T18">rtl</text:span><text:span text:style-name="Default_20_Font"><text:span text:style-name="T20">) (also called a </text:span></text:span><text:span text:style-name="Default_20_Font"><text:span text:style-name="T16">register transfer notation</text:span></text:span><text:span text:style-name="Default_20_Font"><text:span text:style-name="T20">). </text:span></text:span><text:span text:style-name="Default_20_Font"><text:span text:style-name="T18">rtl </text:span></text:span><text:span text:style-name="Default_20_Font"><text:span text:style-name="T20">simply indicates the target register on the left and the source and operation on the right, with a left-pointing arrow between them. Although the description of the register transfer language of a real machine is complex, that needed to describe our machine is very simple. It only has a few general statements:</text:span></text:span></text:p>
      <table:table table:name="Table2" table:style-name="Table2">
        <table:table-column table:style-name="Table2.A"/>
        <table:table-column table:style-name="Table2.B"/>
        <table:table-header-rows>
          <text:soft-page-break/>
          <table:table-row>
            <table:table-cell table:style-name="Table2.A1" office:value-type="string">
              <text:p text:style-name="P18">rtl statement</text:p>
            </table:table-cell>
            <table:table-cell table:style-name="Table2.B1" office:value-type="string">
              <text:p text:style-name="P18">interpretation</text:p>
            </table:table-cell>
          </table:table-row>
        </table:table-header-rows>
        <table:table-row>
          <table:table-cell table:style-name="Table2.A2" office:value-type="string">
            <text:p text:style-name="P12"><text:span text:style-name="Literal"><text:span text:style-name="T16">reg </text:span></text:span><text:span text:style-name="Literal">&lt;- </text:span><text:span text:style-name="Literal"><text:span text:style-name="T16">reg [ op reg ]</text:span></text:span><text:span text:style-name="T16"> </text:span></text:p>
          </table:table-cell>
          <table:table-cell table:style-name="Table2.B2" office:value-type="string">
            <text:p text:style-name="P19"><text:span text:style-name="Literal"><text:span text:style-name="T7">Transfer a register, possibly performing an operation </text:span></text:span><text:span text:style-name="Literal"><text:span text:style-name="T8">op</text:span></text:span><text:span text:style-name="Literal"><text:span text:style-name="T7"> (+ or -) in transit.</text:span></text:span></text:p>
          </table:table-cell>
        </table:table-row>
        <table:table-row>
          <table:table-cell table:style-name="Table2.A2" office:value-type="string">
            <text:p text:style-name="P13">reg &lt;- reg op const</text:p>
          </table:table-cell>
          <table:table-cell table:style-name="Table2.B2" office:value-type="string">
            <text:p text:style-name="P19">Transfer a register, adding or subtracting (<text:span text:style-name="T14">op</text:span>) a constant in transit. In our machine this is only used to decrement the counter register (ctr) and increment the PC register (pc), so the only legal <text:span text:style-name="Literal">const</text:span> is 1</text:p>
          </table:table-cell>
        </table:table-row>
        <table:table-row>
          <table:table-cell table:style-name="Table2.A2" office:value-type="string">
            <text:p text:style-name="P12"><text:span text:style-name="Literal"><text:span text:style-name="T16">reg</text:span></text:span><text:span text:style-name="Literal"> &lt;- </text:span><text:span text:style-name="Literal"><text:span text:style-name="T24">0</text:span></text:span></text:p>
          </table:table-cell>
          <table:table-cell table:style-name="Table2.B2" office:value-type="string">
            <text:p text:style-name="P22">Clear the register</text:p>
          </table:table-cell>
        </table:table-row>
        <table:table-row>
          <table:table-cell table:style-name="Table2.A2" office:value-type="string">
            <text:p text:style-name="P13">if (reg log-op const) <text:span text:style-name="T24">{</text:span>  <text:s text:c="14"/></text:p>
            <text:p text:style-name="P13">rtl-statements</text:p>
            <text:p text:style-name="P13"><text:span text:style-name="T24">}</text:span> <text:s text:c="14"/></text:p>
          </table:table-cell>
          <table:table-cell table:style-name="Table2.B2" office:value-type="string">
            <text:p text:style-name="P22">Used as a conditional. <text:span text:style-name="Literal">reg</text:span> is a register specifier (a register or a part of a register (see below)) <text:span text:style-name="Literal">const</text:span> is a constant number and <text:span text:style-name="Literal">log-op</text:span> can be a C logical operator ( <text:span text:style-name="Literal"><text:span text:style-name="T23">==, &lt;, &lt;=, &gt;, &gt;=, != )</text:span></text:span> For the current instructions implemented for our SM, the only register <text:span text:style-name="Literal">reg</text:span> can be is the counter, the only legal const is <text:span text:style-name="Literal">0</text:span> and only a few <text:span text:style-name="Literal"><text:span text:style-name="T17">log-op</text:span></text:span>s are used.</text:p>
          </table:table-cell>
        </table:table-row>
        <table:table-row>
          <table:table-cell table:style-name="Table2.A2" office:value-type="string">
            <text:p text:style-name="P13"><text:span text:style-name="T24">get()</text:span>, <text:span text:style-name="T24">put()</text:span></text:p>
          </table:table-cell>
          <table:table-cell table:style-name="Table2.B2" office:value-type="string">
            <text:p text:style-name="P22">Transfer information between the processor registers and memory using the <text:span text:style-name="Literal">mar</text:span> and <text:span text:style-name="Literal">mbr</text:span> registers. </text:p>
          </table:table-cell>
        </table:table-row>
        <table:table-row>
          <table:table-cell table:style-name="Table2.A2" office:value-type="string">
            <text:p text:style-name="P14">halt</text:p>
          </table:table-cell>
          <table:table-cell table:style-name="Table2.B2" office:value-type="string">
            <text:p text:style-name="P22">Halt the machine</text:p>
          </table:table-cell>
        </table:table-row>
      </table:table>
      <text:p text:style-name="P11">In this notation, <text:span text:style-name="T12">reg</text:span><text:span text:style-name="T22"> is one of our processor registers. It can also be part of a register by indicating the bit positions in the register. For example,. the notation </text:span><text:span text:style-name="Literal"><text:span text:style-name="T22">ctr(a:b)</text:span></text:span><text:span text:style-name="T22"> indicates only bits </text:span><text:span text:style-name="Literal"><text:span text:style-name="T22">a</text:span></text:span><text:span text:style-name="T22"> to </text:span><text:span text:style-name="Literal"><text:span text:style-name="T22">b</text:span></text:span><text:span text:style-name="T22">, inclusive, of the </text:span><text:span text:style-name="Literal"><text:span text:style-name="T22">ctr</text:span></text:span><text:span text:style-name="T22"> register (see below for bit numbering conventions). In our Simple Machine, the only register fields that we need to use are the ADDR and OPCODE parts (see below).</text:span></text:p>
      <text:p text:style-name="P11"><text:span text:style-name="Default_20_Font"><text:span text:style-name="T20">Below are some <text:s/>example descriptions of simple machine operations in our </text:span></text:span><text:span text:style-name="Default_20_Font"><text:span text:style-name="T18">rtl</text:span></text:span><text:span text:style-name="Default_20_Font"><text:span text:style-name="T20">:</text:span></text:span></text:p>
      <table:table table:name="Table1" table:style-name="Table1">
        <table:table-column table:style-name="Table1.A"/>
        <table:table-column table:style-name="Table1.B"/>
        <table:table-header-rows>
          <table:table-row>
            <table:table-cell table:style-name="Table1.A1" office:value-type="string">
              <text:p text:style-name="Table_20_Heading">rtl statement</text:p>
            </table:table-cell>
            <table:table-cell table:style-name="Table1.B1" office:value-type="string">
              <text:p text:style-name="Table_20_Heading">interpretation</text:p>
            </table:table-cell>
          </table:table-row>
        </table:table-header-rows>
        <table:table-row>
          <table:table-cell table:style-name="Table1.A2" office:value-type="string">
            <text:p text:style-name="P15"><text:span text:style-name="Literal">accum &lt;- mbr</text:span> </text:p>
          </table:table-cell>
          <table:table-cell table:style-name="Table1.B2" office:value-type="string">
            <text:p text:style-name="Table_20_Contents">Transfer the contents of the <text:span text:style-name="Literal">mbr</text:span> to the <text:span text:style-name="Literal">accum</text:span></text:p>
          </table:table-cell>
        </table:table-row>
        <table:table-row>
          <table:table-cell table:style-name="Table1.A2" office:value-type="string">
            <text:p text:style-name="P15"><text:span text:style-name="Literal">mar(9:0) &lt;- ir(9:0)</text:span></text:p>
          </table:table-cell>
          <table:table-cell table:style-name="Table1.B2" office:value-type="string">
            <text:p text:style-name="Table_20_Contents">Transfer the least-significant (rightmost) 10 bits of <text:span text:style-name="Literal">ir</text:span> to the same bits of the <text:span text:style-name="Literal">mar</text:span>.(Note that this is PART of decoding the address part of an instruction (see below))</text:p>
          </table:table-cell>
        </table:table-row>
        <table:table-row>
          <table:table-cell table:style-name="Table1.A2" office:value-type="string">
            <text:p text:style-name="P15"><text:span text:style-name="Literal">pc &lt;- pc + 1</text:span></text:p>
          </table:table-cell>
          <table:table-cell table:style-name="Table1.B2" office:value-type="string">
            <text:p text:style-name="Table_20_Contents">Increment the value in the <text:span text:style-name="Literal">pc</text:span> by one (transfer the value of the <text:span text:style-name="Literal">pc</text:span> back to the <text:span text:style-name="Literal">pc</text:span> after incrementing it by one)</text:p>
          </table:table-cell>
        </table:table-row>
        <table:table-row>
          <table:table-cell table:style-name="Table1.A2" office:value-type="string">
            <text:p text:style-name="P15"><text:span text:style-name="Literal">get()</text:span></text:p>
          </table:table-cell>
          <table:table-cell table:style-name="Table1.B2" office:value-type="string">
            <text:p text:style-name="Table_20_Contents">Transfer(<text:span text:style-name="Literal"><text:span text:style-name="T5">load</text:span></text:span>) the word found at the address in <text:span text:style-name="Literal">mar</text:span> to the <text:span text:style-name="Literal">mbr</text:span>. If we denote memory as an array, this operation could be written as <text:span text:style-name="Literal">mbr &lt;- memory[mar]</text:span></text:p>
          </table:table-cell>
        </table:table-row>
      </table:table>
      <text:p text:style-name="P16"><text:span text:style-name="Literal"><text:span text:style-name="T9">Of course, not all combinations of registers, operations and conditionals that can be expressed in our </text:span></text:span><text:span text:style-name="Literal"><text:span text:style-name="T11">rtl</text:span></text:span><text:span text:style-name="Literal"><text:span text:style-name="T9"> are legal in our machine. For example, the statement </text:span></text:span><text:span text:style-name="Literal"><text:span text:style-name="T27">ctr</text:span></text:span><text:span text:style-name="Literal"><text:span text:style-name="T27"> &lt;- mbr </text:span></text:span><text:span text:style-name="Literal"><text:span text:style-name="T9">is perfectly legal </text:span></text:span><text:span text:style-name="Literal"><text:span text:style-name="T11">rtl,</text:span></text:span><text:span text:style-name="Literal"><text:span text:style-name="T9"> but the </text:span></text:span><text:span text:style-name="Literal"><text:span text:style-name="T27">mbr</text:span></text:span><text:span text:style-name="Literal"><text:span text:style-name="T9"> can only be transferred to either the </text:span></text:span><text:span text:style-name="Literal"><text:span text:style-name="T27">ir</text:span></text:span><text:span text:style-name="Literal"><text:span text:style-name="T9"> or the </text:span></text:span><text:span text:style-name="Literal"><text:span text:style-name="T27">accum</text:span></text:span><text:span text:style-name="Literal"><text:span text:style-name="T9"> in our machine description. <text:s/>However, since the instructions that our simple machine uses express the architecture, you would never have need of this kind of transfer.</text:span></text:span></text:p>
      <text:p text:style-name="P23"><text:soft-page-break/><text:span text:style-name="Default_20_Font"><text:span text:style-name="T18">Simple Machine Instructions</text:span></text:span></text:p>
      <text:p text:style-name="P20"><text:span text:style-name="Default_20_Font">Instruction words are 16-bits, divided into 4 bits of opcode, 2 bits reserved, and 10 bits of address:</text:span></text:p>
      <text:p text:style-name="P24"><draw:g text:anchor-type="paragraph" draw:z-index="0" draw:style-name="gr1"><draw:rect draw:style-name="gr2" draw:text-style-name="P40" svg:width="5.0039in" svg:height="0.6039in" svg:x="0.9138in" svg:y="0.1654in"><text:p/></draw:rect><draw:frame draw:style-name="gr3" draw:text-style-name="P41" svg:width="5.4039in" svg:height="0.3039in" svg:x="0.7138in" svg:y="0.7209in"><draw:text-box><text:p text:style-name="P41"><text:span text:style-name="T32"><text:s text:c="2"/></text:span><text:span text:style-name="T32">15 <text:s text:c="16"/>12 11 <text:s text:c="7"/>10 9 <text:s text:c="70"/>0</text:span></text:p></draw:text-box></draw:frame><draw:line draw:style-name="gr4" draw:text-style-name="P42" svg:x1="2.0138in" svg:y1="0.1654in" svg:x2="2.0138in" svg:y2="0.7654in"><text:p/></draw:line><draw:line draw:style-name="gr4" draw:text-style-name="P42" svg:x1="2.7138in" svg:y1="0.1654in" svg:x2="2.7138in" svg:y2="0.7654in"><text:p/></draw:line><draw:frame draw:style-name="gr5" draw:text-style-name="P41" svg:width="1.0039in" svg:height="0.3795in" svg:x="1.0138in" svg:y="0.3906in"><draw:text-box><text:p text:style-name="P41"><text:span text:style-name="T32">OPCODE</text:span></text:p></draw:text-box></draw:frame><draw:frame draw:style-name="gr5" draw:text-style-name="P41" svg:width="1.0039in" svg:height="0.3795in" svg:x="3.6138in" svg:y="0.3906in"><draw:text-box><text:p text:style-name="P41"><text:span text:style-name="T32">ADDRESS</text:span></text:p></draw:text-box></draw:frame><draw:rect draw:style-name="gr6" draw:text-style-name="P40" svg:width="0.7039in" svg:height="0.6039in" svg:x="2.0138in" svg:y="0.1654in"><text:p/></draw:rect></draw:g><text:span text:style-name="Default_20_Font">Below is a list of the opcodes for our class machine (from </text:span><text:span text:style-name="Literal">sim.h</text:span><text:span text:style-name="Default_20_Font">):</text:span></text:p>
      <text:p text:style-name="P4">#define HALT <text:s text:c="3"/>0 <text:s text:c="6"/>/* halt the machine */</text:p>
      <text:p text:style-name="P4">#define LOAD <text:s text:c="3"/>1 <text:s text:c="6"/>/* load accumulator from memory */</text:p>
      <text:p text:style-name="P4">#define STORE <text:s text:c="2"/>2 <text:s text:c="6"/>/* store accumulator to memory */</text:p>
      <text:p text:style-name="P4">#define ADDC <text:s text:c="3"/>3 <text:s text:c="6"/>/* add counter to accumulator */</text:p>
      <text:p text:style-name="P4">#define MVAC <text:s text:c="3"/>4 <text:s text:c="6"/>/* move accumulator to counter */</text:p>
      <text:p text:style-name="P4">#define JEQ <text:s text:c="4"/>5 <text:s text:c="6"/>/* jump to address if counter equals 0 */</text:p>
      <text:p text:style-name="P4">#define JLT <text:s text:c="4"/>6 <text:s text:c="6"/>/* jump to address if counter is less than 0 */</text:p>
      <text:p text:style-name="P4">#define JMP <text:s text:c="4"/>7 <text:s text:c="6"/>/* jump to address */</text:p>
      <text:p text:style-name="P4">#define ADD <text:s text:c="4"/>8 <text:s text:c="6"/>/* accumulator = memory + accumulator */</text:p>
      <text:p text:style-name="P4">#define SUB <text:s text:c="4"/>9 <text:s text:c="6"/>/* accumulator = memory - accumulator */</text:p>
      <text:p text:style-name="P4">#define DEC <text:s text:c="4"/>0xA <text:s text:c="4"/>/* decrement counter */</text:p>
      <text:p text:style-name="P4">/* LA takes the memory address from the instruction and loads it</text:p>
      <text:p text:style-name="P4"><text:s text:c="3"/>into the accumulator (load address) */</text:p>
      <text:p text:style-name="P4">#define LA <text:s text:c="5"/>0xB</text:p>
      <text:p text:style-name="P4">/* LIA uses the memory address in the areg to load memory into the</text:p>
      <text:p text:style-name="P4"><text:s text:c="3"/>accumulator (load indirect address) */</text:p>
      <text:p text:style-name="P4">#define LIA <text:s text:c="4"/>0xC</text:p>
      <text:p text:style-name="P4">/* SIA stores the value in the accumulator in the memory address </text:p>
      <text:p text:style-name="P4"><text:s text:c="3"/>found in the areg (store indirect address) */</text:p>
      <text:p text:style-name="P4">#define SIA <text:s text:c="4"/>0xD</text:p>
      <text:p text:style-name="P4">/* MVAA moves the value in the accumulator to the areg */</text:p>
      <text:p text:style-name="P25">#define MVAA <text:s text:c="3"/>0xE</text:p>
      <text:p text:style-name="Standard"><text:span text:style-name="Default_20_Font">Let's think about what a couple of these instructions actually do, and express them in our register transfer language. At the beginning of execution of each instruction, the instruction is in the instruction register (</text:span><text:span text:style-name="Literal">ir</text:span><text:span text:style-name="Default_20_Font">). </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6">Instr.</text:p>
            </table:table-cell>
            <table:table-cell table:style-name="Table3.A1" office:value-type="string">
              <text:p text:style-name="P26">Encoding</text:p>
            </table:table-cell>
            <table:table-cell table:style-name="Table3.A1" office:value-type="string">
              <text:p text:style-name="P26">What's required</text:p>
            </table:table-cell>
            <table:table-cell table:style-name="Table3.D1" office:value-type="string">
              <text:p text:style-name="P26">rtl statements</text:p>
            </table:table-cell>
          </table:table-row>
        </table:table-header-rows>
        <table:table-row>
          <table:table-cell table:style-name="Table3.A2" office:value-type="string">
            <text:p text:style-name="Table_20_Contents"><text:span text:style-name="Literal">LOAD 4</text:span></text:p>
          </table:table-cell>
          <table:table-cell table:style-name="Table3.A2" office:value-type="string">
            <text:p text:style-name="Table_20_Contents"><text:span text:style-name="Literal">0x1004</text:span></text:p>
          </table:table-cell>
          <table:table-cell table:style-name="Table3.A2" office:value-type="string">
            <text:p text:style-name="Table_20_Contents">Extract the address (4) from the instruction. <text:span text:style-name="Literal">get</text:span> the memory at address 4 (put in <text:span text:style-name="Literal">mbr</text:span>) Transfer it to the accumulator</text:p>
          </table:table-cell>
          <table:table-cell table:style-name="Table3.D2" office:value-type="string">
            <text:p text:style-name="P7"><text:span text:style-name="Literal">mar(15:10) &lt;- 0</text:span></text:p>
            <text:p text:style-name="P7"><text:span text:style-name="Literal">mar(9:0) &lt;- ir(9:0)</text:span></text:p>
            <text:p text:style-name="P7"><text:span text:style-name="Literal">get()</text:span></text:p>
            <text:p text:style-name="P7"><text:span text:style-name="Literal">accum &lt;- mbr</text:span></text:p>
          </table:table-cell>
        </table:table-row>
        <table:table-row>
          <table:table-cell table:style-name="Table3.A2" office:value-type="string">
            <text:p text:style-name="Table_20_Contents"><text:span text:style-name="Literal">JEQ 0x24</text:span></text:p>
          </table:table-cell>
          <table:table-cell table:style-name="Table3.A2" office:value-type="string">
            <text:p text:style-name="Table_20_Contents"><text:span text:style-name="Literal">0x5024</text:span></text:p>
          </table:table-cell>
          <table:table-cell table:style-name="Table3.A2" office:value-type="string">
            <text:p text:style-name="Table_20_Contents">If the counter register is zero:</text:p>
            <text:p text:style-name="Table_20_Contents"><text:s text:c="4"/>set the <text:span text:style-name="Literal">pc</text:span> to the address in the instruction</text:p>
          </table:table-cell>
          <table:table-cell table:style-name="Table3.D2" office:value-type="string">
            <text:p text:style-name="P7"><text:span text:style-name="Literal">if (ctr == 0) {</text:span></text:p>
            <text:p text:style-name="P7"><text:span text:style-name="Literal"><text:tab/>pc(15:10) &lt;- 0</text:span></text:p>
            <text:p text:style-name="P7"><text:span text:style-name="Literal"><text:tab/>pc(9:0) &lt;- ir(9:0)</text:span></text:p>
            <text:p text:style-name="P7"><text:span text:style-name="Literal">}</text:span></text:p>
          </table:table-cell>
        </table:table-row>
        <table:table-row>
          <table:table-cell table:style-name="Table3.A2" office:value-type="string">
            <text:p text:style-name="Table_20_Contents"><text:span text:style-name="Literal">MVAC</text:span></text:p>
          </table:table-cell>
          <table:table-cell table:style-name="Table3.A2" office:value-type="string">
            <text:p text:style-name="Table_20_Contents"><text:span text:style-name="Literal">0x4000</text:span></text:p>
          </table:table-cell>
          <table:table-cell table:style-name="Table3.A2" office:value-type="string">
            <text:p text:style-name="Table_20_Contents">Move the accumulator to the counter</text:p>
          </table:table-cell>
          <table:table-cell table:style-name="Table3.D2" office:value-type="string">
            <text:p text:style-name="P7"><text:span text:style-name="Literal">ctr &lt;- accum</text:span></text:p>
          </table:table-cell>
        </table:table-row>
      </table:table>
      <text:p text:style-name="Standard"><text:span text:style-name="Default_20_Font"><text:span text:style-name="T21">Note: the two steps </text:span></text:span><text:span text:style-name="Literal"><text:span text:style-name="T31">mar(15:10) &lt;- 0</text:span></text:span><text:span text:style-name="Default_20_Font"><text:span text:style-name="T31"> and </text:span></text:span><text:span text:style-name="Literal"><text:span text:style-name="T31">mar(9:0) &lt;- ir(9:0)</text:span></text:span><text:span text:style-name="Default_20_Font"><text:span text:style-name="T31"> comprise a single transfer.</text:span></text:span></text:p>
      <text:p text:style-name="Standard"><text:span text:style-name="Default_20_Font"><text:span text:style-name="T21">Now we can see how to execute individual instructions. We need to see how to cycle through the instructions so that we can execute each of them in sequence</text:span></text:span></text:p>
      <text:p text:style-name="Part"><text:soft-page-break/><text:span text:style-name="Default_20_Font"><text:span text:style-name="T18">The Fetch-Decode-Execute Cycle</text:span></text:span></text:p>
      <text:p text:style-name="P16"><text:span text:style-name="Default_20_Font"><text:span text:style-name="T9">The processor begins by setting the pc to a known value, in our case zero. Then it continues cyclically executing instructions as follows:</text:span></text:span></text:p>
      <text:list xml:id="list2173006323" text:style-name="L2">
        <text:list-item>
          <text:p text:style-name="P37"><text:span text:style-name="Default_20_Font"><text:span text:style-name="T9">fetch the instruction whose address is indicated by the </text:span></text:span><text:span text:style-name="Literal"><text:span text:style-name="T27">pc</text:span></text:span><text:span text:style-name="Default_20_Font"><text:span text:style-name="T9">, placing it in the </text:span></text:span><text:span text:style-name="Literal"><text:span text:style-name="T27">ir</text:span></text:span></text:p>
        </text:list-item>
        <text:list-item>
          <text:p text:style-name="P37"><text:span text:style-name="Default_20_Font"><text:span text:style-name="T9">increment the </text:span></text:span><text:span text:style-name="Literal"><text:span text:style-name="T27">pc</text:span></text:span></text:p>
        </text:list-item>
        <text:list-item>
          <text:p text:style-name="P37"><text:span text:style-name="Default_20_Font"><text:span text:style-name="T9">decode the instruction <text:s/>(in our simple machine, </text:span></text:span><text:span text:style-name="Literal"><text:span text:style-name="T9">decoding the instruction can be represented by referring to pieces of the </text:span></text:span><text:span text:style-name="Literal"><text:span text:style-name="T27">ir</text:span></text:span><text:span text:style-name="Default_20_Font"><text:span text:style-name="T10">, such as </text:span></text:span><text:span text:style-name="Literal"><text:span text:style-name="T28">ir(15:12))</text:span></text:span></text:p>
        </text:list-item>
        <text:list-item>
          <text:p text:style-name="P37"><text:span text:style-name="Default_20_Font"><text:span text:style-name="T9">execute the instruction, possibly altering the </text:span></text:span><text:span text:style-name="Literal"><text:span text:style-name="T27">pc</text:span></text:span></text:p>
        </text:list-item>
      </text:list>
      <text:p text:style-name="Standard"><text:span text:style-name="Default_20_Font"><text:span text:style-name="T9">After the instruction is executed, the cycle begins again, fetching the next instruction. This continues in our simple machine until a </text:span></text:span><text:span text:style-name="Literal"><text:span text:style-name="T27">HALT</text:span></text:span><text:span text:style-name="Default_20_Font"><text:span text:style-name="T9"> instruction is executed. </text:span></text:span></text:p>
      <text:p text:style-name="Standard"><text:span text:style-name="Default_20_Font"><text:span text:style-name="T9">Let's write the algorithm for our simple machine's fetch-decode cycle, and add the conditional execution for the three instructions we coded above. The clauses for the other instructions are left as an exercise.</text:span></text:span></text:p>
      <text:p text:style-name="P30"><text:span text:style-name="Literal"><text:span text:style-name="T27">pc &lt;- 0</text:span></text:span><text:span text:style-name="Literal"><text:span text:style-name="T9"> </text:span></text:span></text:p>
      <text:p text:style-name="P30"><text:span text:style-name="Literal"><text:span text:style-name="T27">repeat</text:span></text:span><text:span text:style-name="Literal"><text:span text:style-name="T9"> </text:span></text:span></text:p>
      <text:p text:style-name="P27"><text:span text:style-name="Literal">mar &lt;- pc</text:span></text:p>
      <text:p text:style-name="P28"><text:span text:style-name="Literal"><text:span text:style-name="T27">pc &lt;- pc + 1</text:span></text:span><text:span text:style-name="Literal"><text:span text:style-name="T9"> </text:span></text:span></text:p>
      <text:p text:style-name="P27"><text:span text:style-name="Literal">get()</text:span></text:p>
      <text:p text:style-name="P27"><text:span text:style-name="Literal"><text:span text:style-name="T27">ir &lt;- mbr</text:span></text:span></text:p>
      <text:p text:style-name="P28"><text:span text:style-name="Literal"><text:span text:style-name="T27">if (ir(15:12) == 1) {</text:span></text:span><text:span text:style-name="Literal"><text:span text:style-name="T9"> </text:span></text:span></text:p>
      <text:p text:style-name="P31"><text:span text:style-name="Literal"><text:span text:style-name="T27">/* LOAD */</text:span></text:span></text:p>
      <text:p text:style-name="P31"><text:span text:style-name="Literal"><text:span text:style-name="T26">mar(15:10) &lt;- 0</text:span></text:span></text:p>
      <text:p text:style-name="P32"><text:span text:style-name="Literal">mar(9:0) &lt;- ir(9:0)</text:span></text:p>
      <text:p text:style-name="P32"><text:span text:style-name="Literal">get()</text:span></text:p>
      <text:p text:style-name="P31"><text:span text:style-name="Literal"><text:span text:style-name="T27">accum &lt;- mbr</text:span></text:span><text:span text:style-name="Literal"><text:span text:style-name="T9"> </text:span></text:span></text:p>
      <text:p text:style-name="P28"><text:span text:style-name="Literal"><text:span text:style-name="T27">}</text:span></text:span></text:p>
      <text:p text:style-name="P28"><text:span text:style-name="Literal"><text:span text:style-name="T27">if (ir(15:12) == 4) {</text:span></text:span><text:span text:style-name="Literal"><text:span text:style-name="T9"> </text:span></text:span></text:p>
      <text:p text:style-name="P31"><text:span text:style-name="Literal"><text:span text:style-name="T27">/* MVAC */</text:span></text:span></text:p>
      <text:p text:style-name="P31"><text:span text:style-name="Literal"><text:span text:style-name="T27">ctr &lt;- </text:span></text:span><text:span text:style-name="Literal"><text:span text:style-name="T27">accum</text:span></text:span><text:span text:style-name="Literal"><text:span text:style-name="T9"> </text:span></text:span></text:p>
      <text:p text:style-name="P28"><text:span text:style-name="Literal"><text:span text:style-name="T27">}</text:span></text:span></text:p>
      <text:p text:style-name="P28"><text:span text:style-name="Literal"><text:span text:style-name="T27">if (ir(15:12) == 5) {</text:span></text:span><text:span text:style-name="Literal"><text:span text:style-name="T9"> </text:span></text:span></text:p>
      <text:p text:style-name="P31"><text:span text:style-name="Literal"><text:span text:style-name="T27">/* JEQ */</text:span></text:span></text:p>
      <text:p text:style-name="P32"><text:span text:style-name="Literal">if (ctr == 0) {</text:span></text:p>
      <text:p text:style-name="P33"><text:span text:style-name="Literal">pc(15:10) &lt;- 0</text:span></text:p>
      <text:p text:style-name="P33"><text:span text:style-name="Literal">pc(9:0) &lt;- ir(9:0)</text:span></text:p>
      <text:p text:style-name="P31"><text:span text:style-name="Literal"><text:span text:style-name="T27">}</text:span></text:span><text:span text:style-name="Literal"><text:span text:style-name="T9"> </text:span></text:span></text:p>
      <text:p text:style-name="P28"><text:span text:style-name="Literal"><text:span text:style-name="T27">}</text:span></text:span><text:span text:style-name="Literal"><text:span text:style-name="T9"> </text:span></text:span></text:p>
      <text:p text:style-name="P17"><text:span text:style-name="Literal"><text:span text:style-name="T27">endloop</text:span></text:span><text:span text:style-name="Literal"><text:span text:style-name="T9"> </text:span></text:span></text:p>
      <text:p text:style-name="Standard"><text:span text:style-name="Default_20_Font"><text:span text:style-name="T9">A good exercise for you to perform after you finish reading this handout is to describe the register transfers of the remaining instructions in our </text:span></text:span><text:span text:style-name="Default_20_Font"><text:span text:style-name="T11">rtl</text:span></text:span><text:span text:style-name="Default_20_Font"><text:span text:style-name="T9">. <text:s/>When you do this, you should refer to the data pathways of the simple machine from the handout </text:span></text:span><text:span text:style-name="Default_20_Font"><text:span text:style-name="T8">SimpleMachineDatapaths</text:span></text:span><text:span text:style-name="Default_20_Font"><text:span text:style-name="T9">. You should also observe the additional restriction that there is a single memory cycle to fetch an instruction and a single memory data cycle per instruction execution.</text:span></text:span></text:p>
      <text:p text:style-name="Standard"><text:span text:style-name="Default_20_Font"><text:span text:style-name="T20">Although describing instructions in </text:span></text:span><text:span text:style-name="Default_20_Font"><text:span text:style-name="T19">rtl</text:span></text:span><text:span text:style-name="Default_20_Font"><text:span text:style-name="T20"> is necessary for understanding how the machine works and for simulating it, the goal of any computer is to use it. This requires writing programs with the instructions.</text:span></text:span></text:p>
      <text:p text:style-name="Part"><text:soft-page-break/><text:span text:style-name="Default_20_Font"><text:span text:style-name="T18">Simple Machine Programs</text:span></text:span></text:p>
      <text:p text:style-name="Standard"><text:span text:style-name="Default_20_Font">Our Simple Machine is, of course, fictitious. We simulate its operation using a program or simulator, </text:span><text:span text:style-name="Literal">sim</text:span><text:span text:style-name="Default_20_Font">. Programs for the simulator consist of a sequence of up to 256 16-bit words. (Note that this is not the limit of the address </text:span><text:span text:style-name="Default_20_Font"><text:span text:style-name="T29">capability</text:span></text:span><text:span text:style-name="Default_20_Font"> of the Simple Machine (although there is a limit), but this is a reasonable limit for a program for our simulator.) <text:s/>When we create a program for the simulator, it first translates it from text to numbers. We represent the numeric data (the 16-bit words) in hexadecimal notation. For example, </text:span><text:span text:style-name="Literal">0x4000</text:span><text:span text:style-name="Default_20_Font"> represents the </text:span><text:span text:style-name="Literal">MVAC</text:span><text:span text:style-name="Default_20_Font"> instruction. For our convenience, our input file may have annotations, which the simulator ignores. An annotation begins with a </text:span><text:span text:style-name="Literal">#</text:span><text:span text:style-name="Default_20_Font"> character. Annotations may either be at the beginning of the line or to the right of a hexadecimal word. Following is a sample program for this machine. (This is the program </text:span><text:span text:style-name="Literal">copy0</text:span><text:span text:style-name="Default_20_Font"> from the standard test files as detailed later.)</text:span></text:p>
      <text:p text:style-name="Emphasize"><text:span text:style-name="Default_20_Font">Every line of a Simple Machine program must begin with either a comment character # (for annotations) or a 0x (for the encoding of an instruction). <text:line-break/>Comments are allowed on instructions to the right of the encoded instruction. </text:span><text:span text:style-name="Default_20_Font"><text:span text:style-name="T25">If a line begins with whitespace it will be interpreted as the end of the program.</text:span></text:span></text:p>
      <text:p text:style-name="P8">#</text:p>
      <text:p text:style-name="P8"># this first test case simply copies</text:p>
      <text:p text:style-name="P8"># a data word from one location to another</text:p>
      <text:p text:style-name="P8"># the first word is always address 0, the</text:p>
      <text:p text:style-name="P8"># second at address 1, etc.</text:p>
      <text:p text:style-name="P8">#</text:p>
      <text:p text:style-name="P8">0x1003 <text:s/># (address 0) load word to copy from address 3</text:p>
      <text:p text:style-name="P8">0x2004 <text:s/># (address 1) store it in new location (address 4)</text:p>
      <text:p text:style-name="P8">0x0000 <text:s/># halt</text:p>
      <text:p text:style-name="P8">0x4040 <text:s/># (address 3) the word to copy</text:p>
      <text:p text:style-name="P21">0x0000 <text:s/># (address 4) the location to copy to</text:p>
      <text:p text:style-name="P6">Let's look briefly at this program: </text:p>
      <text:list xml:id="list2035302005" text:style-name="L3">
        <text:list-item>
          <text:p text:style-name="P38">The first instruction (at address <text:span text:style-name="Literal">0</text:span><text:span text:style-name="Default_20_Font">)</text:span> has opcode 1 (<text:span text:style-name="T18">load</text:span>) and address 3. This loads the 16-bit word from address 3 into the accumulator. </text:p>
        </text:list-item>
        <text:list-item>
          <text:p text:style-name="P38">The next instruction (at address <text:span text:style-name="Literal">1</text:span><text:span text:style-name="Default_20_Font">)</text:span> has opcode 2 (<text:span text:style-name="T18">store</text:span>) and address 4. The accumulator is stored at address 4.</text:p>
        </text:list-item>
        <text:list-item>
          <text:p text:style-name="P38">The last instruction (at address <text:span text:style-name="Literal">2</text:span><text:span text:style-name="Default_20_Font">)</text:span> has opcode 0 (<text:span text:style-name="T18">halt</text:span>). Each program must end with this instruction.</text:p>
        </text:list-item>
        <text:list-item>
          <text:p text:style-name="P39">The remaining words comprise the <text:span text:style-name="T13">data area</text:span><text:span text:style-name="Default_20_Font">, which starts at address </text:span><text:span text:style-name="Literal">3</text:span><text:span text:style-name="Default_20_Font">.</text:span></text:p>
        </text:list-item>
      </text:list>
      <text:p text:style-name="P24">The simulator for this machine is available in the <text:span text:style-name="Literal">sim</text:span><text:span text:style-name="Default_20_Font"> directory beneath the class public data area on </text:span><text:span text:style-name="Default_20_Font"><text:span text:style-name="T13">hills</text:span></text:span><text:span text:style-name="Default_20_Font"> (see the class PolicyStatement). Its name is </text:span><text:span text:style-name="Literal">sim</text:span><text:span text:style-name="Default_20_Font">. The syntax for running it is simply</text:span></text:p>
      <text:p text:style-name="P29"><text:span text:style-name="Literal">sim [-v] inputfile</text:span></text:p>
      <text:p text:style-name="P34"><text:span text:style-name="Default_20_Font">where </text:span><text:span text:style-name="Literal">inputfile</text:span><text:span text:style-name="Default_20_Font"> is a program file in the format indicated above. The output of </text:span><text:span text:style-name="Literal">sim</text:span><text:span text:style-name="Default_20_Font"> executing the </text:span><text:span text:style-name="Literal">copy0</text:span><text:span text:style-name="Default_20_Font"> program follows:</text:span></text:p>
      <text:p text:style-name="P10">$ ./sim /pub/cs/gboyd/cs270/sim/tests/copy0</text:p>
      <text:p text:style-name="P10">./sim: INPUT FILE = /pub/cs/gboyd/cs270/sim/tests/copy0</text:p>
      <text:p text:style-name="P10">******* BEFORE SIMULATION ********</text:p>
      <text:p text:style-name="P10"><text:s text:c="3"/>memory[0] <text:s text:c="3"/>= 0x1003</text:p>
      <text:p text:style-name="P10"><text:s text:c="3"/>memory[1] <text:s text:c="3"/>= 0x2004</text:p>
      <text:p text:style-name="P10"><text:s text:c="3"/>memory[2] <text:s text:c="3"/>= 0x0000</text:p>
      <text:p text:style-name="P10"><text:s text:c="3"/>memory[3] <text:s text:c="3"/>= 0x4040</text:p>
      <text:p text:style-name="P10"><text:s text:c="3"/>memory[4] <text:s text:c="3"/>= 0x0000</text:p>
      <text:p text:style-name="P5">3 instructions executed. </text:p>
      <text:p text:style-name="P10">******* AFTER SIMULATION ********</text:p>
      <text:p text:style-name="P10"><text:soft-page-break/><text:s text:c="3"/>memory[0] <text:s text:c="3"/>= 0x1003</text:p>
      <text:p text:style-name="P10"><text:s text:c="3"/>memory[1] <text:s text:c="3"/>= 0x2004</text:p>
      <text:p text:style-name="P10"><text:s text:c="3"/>memory[2] <text:s text:c="3"/>= 0x0000</text:p>
      <text:p text:style-name="P10"><text:s text:c="3"/>memory[3] <text:s text:c="3"/>= 0x4040</text:p>
      <text:p text:style-name="P10"><text:s text:c="3"/>memory[4] <text:s text:c="3"/>= 0x4040</text:p>
      <text:p text:style-name="P10">$ # note that the word at memory address 3 has been copied to the</text:p>
      <text:p text:style-name="P10">$ # memory address 4. (That's the point of the program!)</text:p>
      <text:p text:style-name="P10">$</text:p>
      <text:p text:style-name="P20"><text:span text:style-name="Default_20_Font">The </text:span><text:span text:style-name="Literal">-v</text:span><text:span text:style-name="Default_20_Font"> option (for verbose) causes </text:span><text:span text:style-name="Literal">sim</text:span><text:span text:style-name="Default_20_Font"> to dump its registers and pause after each instruction is executed. It also outputs a word of status for each memory reference. Here is the output of </text:span><text:span text:style-name="Literal">sim</text:span><text:span text:style-name="Default_20_Font"> on the </text:span><text:span text:style-name="Literal">copy0</text:span><text:span text:style-name="Default_20_Font"> program using the </text:span><text:span text:style-name="Literal">-v</text:span><text:span text:style-name="Default_20_Font"> option:</text:span></text:p>
      <text:p text:style-name="P9"><text:span text:style-name="Literal"><text:span text:style-name="T30">$ ./sim -v /pub/cs/gboyd/cs270/sim/tests/copy0</text:span></text:span></text:p>
      <text:p text:style-name="P9"><text:span text:style-name="Literal"><text:span text:style-name="T30">./sim: INPUT FILE = /pub/cs/gboyd/cs270/sim/tests/copy0</text:span></text:span></text:p>
      <text:p text:style-name="P9"><text:span text:style-name="Literal"><text:span text:style-name="T30">******* BEFORE SIMULATION ******** </text:span></text:span></text:p>
      <text:p text:style-name="P6"><text:span text:style-name="Literal"><text:span text:style-name="T30"><text:s text:c="3"/>__memory[0]<text:tab/>= 0x1003 </text:span></text:span></text:p>
      <text:p text:style-name="P6"><text:span text:style-name="Literal"><text:span text:style-name="T30"><text:s text:c="3"/>__memory[1]<text:tab/>= 0x2004 </text:span></text:span></text:p>
      <text:p text:style-name="P6"><text:span text:style-name="Literal"><text:span text:style-name="T30"><text:s text:c="3"/>__memory[2]<text:tab/>= 0x0000 </text:span></text:span></text:p>
      <text:p text:style-name="P6"><text:span text:style-name="Literal"><text:span text:style-name="T30"><text:s text:c="3"/>__memory[3]<text:tab/>= 0x4040 </text:span></text:span></text:p>
      <text:p text:style-name="P6"><text:span text:style-name="Literal"><text:span text:style-name="T30"><text:s text:c="3"/>__memory[4]<text:tab/>= 0x0000 </text:span></text:span></text:p>
      <text:p text:style-name="P6"><text:span text:style-name="Literal"><text:span text:style-name="T30">START:PC = 0x0000, IR = 0x0000, ACCUM = 0x0000, CTR = 0x0000, AREG = 0 </text:span></text:span></text:p>
      <text:p text:style-name="P6"><text:span text:style-name="Literal"><text:span text:style-name="T30">FETCH:get() called. mar=0x0000. mbr set to 0x1003 </text:span></text:span></text:p>
      <text:p text:style-name="P6"><text:span text:style-name="Literal"><text:span text:style-name="T30">get() called. mar=0x0003. mbr set to 0x4040 </text:span></text:span></text:p>
      <text:p text:style-name="P6"><text:span text:style-name="Literal"><text:span text:style-name="T30">PC = 0x0001, IR = 0x1003, ACCUM = 0x4040, CTR = 0x0000, AREG = 0 </text:span></text:span></text:p>
      <text:p text:style-name="P6"><text:span text:style-name="Literal"><text:span text:style-name="T30">Hit &lt;ENTER&gt; to continue: </text:span></text:span></text:p>
      <text:p text:style-name="P6"><text:span text:style-name="Literal"><text:span text:style-name="T30">FETCH:get() called. mar=0x0001. mbr set to 0x2004 </text:span></text:span></text:p>
      <text:p text:style-name="P6"><text:span text:style-name="Literal"><text:span text:style-name="T30">put() called. mar=0x0004, mbr=0x4040 </text:span></text:span></text:p>
      <text:p text:style-name="P6"><text:span text:style-name="Literal"><text:span text:style-name="T30">PC = 0x0002, IR = 0x2004, ACCUM = 0x4040, CTR = 0x0000, AREG = 0 </text:span></text:span></text:p>
      <text:p text:style-name="P6"><text:span text:style-name="Literal"><text:span text:style-name="T30">Hit &lt;ENTER&gt; to continue: </text:span></text:span></text:p>
      <text:p text:style-name="P6"><text:span text:style-name="Literal"><text:span text:style-name="T30">FETCH:get() called. mar=0x0002. mbr set to 0x0000 </text:span></text:span></text:p>
      <text:p text:style-name="P6"><text:span text:style-name="Literal"><text:span text:style-name="T30">PC = 0x0003, IR = 0x0000, ACCUM = 0x4040, CTR = 0x0000, AREG = 0 </text:span></text:span></text:p>
      <text:p text:style-name="P6"><text:span text:style-name="Literal"><text:span text:style-name="T30">3 instructions executed. </text:span></text:span></text:p>
      <text:p text:style-name="P6"><text:span text:style-name="Literal"><text:span text:style-name="T30">******* AFTER SIMULATION ******** </text:span></text:span></text:p>
      <text:p text:style-name="P6"><text:span text:style-name="Literal"><text:span text:style-name="T30"><text:s text:c="3"/>__memory[0]<text:tab/>= 0x1003 </text:span></text:span></text:p>
      <text:p text:style-name="P6"><text:span text:style-name="Literal"><text:span text:style-name="T30"><text:s text:c="3"/>__memory[1]<text:tab/>= 0x2004 </text:span></text:span></text:p>
      <text:p text:style-name="P6"><text:span text:style-name="Literal"><text:span text:style-name="T30"><text:s text:c="3"/>__memory[2]<text:tab/>= 0x0000 </text:span></text:span></text:p>
      <text:p text:style-name="P6"><text:span text:style-name="Literal"><text:span text:style-name="T30"><text:s text:c="3"/>__memory[3]<text:tab/>= 0x4040 </text:span></text:span></text:p>
      <text:p text:style-name="P6"><text:span text:style-name="Literal"><text:span text:style-name="T30"><text:s text:c="3"/>__memory[4]<text:tab/>= 0x4040 </text:span></text:span></text:p>
      <text:p text:style-name="P6"><text:span text:style-name="Liter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Courier2" svg:font-family="Courier" style:font-family-generic="modern" style:font-pitch="fixed"/>
    <style:font-face style:name="Courier" svg:font-family="Courier" style:font-adornments="Bold" style:font-family-generic="modern" style:font-pitch="fixed"/>
    <style:font-face style:name="Arial Unicode MS" svg:font-family="'Arial Unicode MS'" style:font-pitch="variable"/>
    <style:font-face style:name="Courier1" svg:font-family="Courier" style:font-pitch="variable"/>
    <style:font-face style:name="HG Mincho Light J" svg:font-family="'HG Mincho Light J'"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adornments="Regular" style:font-family-generic="swiss" style:font-pitch="variable"/>
    <style:font-face style:name="Luxi Sans" svg:font-family="'Luxi Sans'" style:font-family-generic="swiss" style:font-pitch="variable"/>
    <style:font-face style:name="Nimbus Roman No9 L1" svg:font-family="'Nimbus Roman No9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in" fo:margin-bottom="0.0799in"/>
      <style:text-properties style:font-name="Liberation Sans" fo:font-size="11pt" fo:font-weight="norma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fo:font-size="14pt" style:text-underline-style="solid" style:text-underline-width="auto" style:text-underline-color="font-color" fo:font-weight="bold" style:letter-kerning="true" style:font-size-asian="14pt" style:font-weight-asian="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561in" style:type="center"/>
          <style:tab-stop style:position="7.122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_20_Paragraph" style:display-name="Normal Paragraph" style:family="paragraph" style:parent-style-name="Standard" style:master-page-name="">
      <style:paragraph-properties fo:margin-top="0in" fo:margin-bottom="0.0783in" style:page-number="auto" fo:background-color="transparent">
        <style:tab-stops/>
        <style:background-image/>
      </style:paragraph-properties>
      <style:text-properties style:font-name="Helvetica" fo:font-size="11pt" fo:font-weight="normal"/>
    </style:style>
    <style:style style:name="Section_20_Heading" style:display-name="Section Heading" style:family="paragraph" style:parent-style-name="Standard" style:next-style-name="Standard">
      <style:paragraph-properties fo:margin-top="0.0835in" fo:margin-bottom="0in" fo:keep-with-next="always"/>
      <style:text-properties fo:font-variant="small-caps" fo:font-size="16pt" fo:font-weight="bold" style:font-size-asian="16pt" style:font-weight-asian="bold"/>
    </style:style>
    <style:style style:name="Question" style:family="paragraph" style:parent-style-name="Standard">
      <style:paragraph-properties fo:margin-top="0.1665in" fo:margin-bottom="0in"/>
    </style:style>
    <style:style style:name="Answers" style:family="paragraph" style:parent-style-name="Standard">
      <style:paragraph-properties fo:margin-top="0in" fo:margin-bottom="0in">
        <style:tab-stops>
          <style:tab-stop style:position="2in"/>
          <style:tab-stop style:position="4in"/>
          <style:tab-stop style:position="6in"/>
        </style:tab-stops>
      </style:paragraph-properties>
    </style:style>
    <style:style style:name="Part" style:family="paragraph" style:parent-style-name="Standard" style:next-style-name="SubPart">
      <style:paragraph-properties fo:margin-top="0.1665in" fo:margin-bottom="0.0835in" fo:keep-with-next="always"/>
      <style:text-properties fo:font-size="12pt" style:text-underline-style="solid" style:text-underline-width="auto" style:text-underline-color="font-color" fo:font-weight="bold" style:font-size-asian="12pt" style:font-weight-asian="bold"/>
    </style:style>
    <style:style style:name="Normal_20_No_20_Space" style:display-name="Normal No Space" style:family="paragraph" style:parent-style-name="Standard">
      <style:paragraph-properties fo:margin-top="0in" fo:margin-bottom="0in"/>
    </style:style>
    <style:style style:name="SubPart" style:family="paragraph" style:parent-style-name="Standard" style:next-style-name="Standard">
      <style:paragraph-properties fo:keep-with-next="always"/>
      <style:text-properties style:text-underline-style="solid" style:text-underline-width="auto" style:text-underline-color="font-color" fo:font-weight="bold" style:font-weight-asian="bold"/>
    </style:style>
    <style:style style:name="Normal_20_Space_20_Before" style:display-name="Normal Space Before" style:family="paragraph" style:parent-style-name="Standard">
      <style:paragraph-properties fo:margin-top="0.1665in" fo:margin-bottom="0.0835in"/>
    </style:style>
    <style:style style:name="Emphasize" style:family="paragraph" style:parent-style-name="Standard" style:next-style-name="Standard">
      <style:paragraph-properties fo:margin-left="0.5in" fo:margin-right="0.5in" fo:margin-top="0.0835in" fo:margin-bottom="0.0835in" fo:text-indent="0.0008in" style:auto-text-indent="false" fo:padding-left="0.0555in" fo:padding-right="0.0555in" fo:padding-top="0.0138in" fo:padding-bottom="0.0138in" fo:border="0.99pt solid #000000" style:shadow="#000000 0.0138in 0.0138in"/>
      <style:text-properties fo:font-style="italic" fo:font-weight="bold" style:font-style-asian="italic" style:font-weight-asian="bold"/>
    </style:style>
    <style:style style:name="Literal" style:family="paragraph" style:parent-style-name="Standard">
      <style:paragraph-properties fo:margin-left="0.5in" fo:margin-right="0in" fo:text-indent="0in" style:auto-text-indent="false"/>
      <style:text-properties style:font-name="Courier" fo:font-weight="bold"/>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parent-style-name="WW-Default_20_Paragraph_20_Font">
      <style:text-properties fo:font-weight="bold" style:font-weight-asian="bold"/>
    </style:style>
    <style:style style:name="WW-Default_20_Paragraph_20_Font" style:display-name="WW-Default Paragraph Font" style:family="text"/>
    <style:style style:name="Literal" style:family="text" style:parent-style-name="WW-Default_20_Paragraph_20_Font">
      <style:text-properties style:font-name="Courier1" fo:font-weight="bold" style:font-weight-asian="bold"/>
    </style:style>
    <style:style style:name="Default_20_Font" style:display-name="Default Font" style:family="text" style:parent-style-name="WW-Default_20_Paragraph_20_Font">
      <style:text-properties style:font-name="Liberation Sans" fo:font-size="11pt"/>
    </style:style>
    <style:style style:name="WW8Num10z0" style:family="text">
      <style:text-properties style:font-name="Symbol" fo:font-size="10pt" style:font-size-asian="10pt"/>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1z0" style:family="text">
      <style:text-properties style:font-name="Symbol"/>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4pt solid #000000">
        <style:tab-stops>
          <style:tab-stop style:position="3.5in" style:type="center"/>
          <style:tab-stop style:position="7.1252in" style:type="right"/>
        </style:tab-stops>
      </style:paragraph-properties>
      <style:text-properties style:font-name="Helvetica" fo:font-weight="normal"/>
    </style:style>
    <style:style style:name="MP2" style:family="paragraph" style:parent-style-name="Footer">
      <style:text-properties fo:font-style="italic"/>
    </style:style>
    <style:style style:name="MT1" style:family="text">
      <style:text-properties fo:font-size="22pt" style:font-size-asian="20pt" style:font-weight-asian="bold"/>
    </style:style>
    <style:style style:name="MT2" style:family="text">
      <style:text-properties fo:font-size="20pt" style:font-size-asian="20pt" style:font-weight-asian="bold"/>
    </style:style>
    <style:style style:name="MT3" style:family="text">
      <style:text-properties fo:font-size="16pt" style:font-size-asian="16pt" style:font-weight-asian="bold"/>
    </style:style>
    <style:style style:name="MT4" style:family="text">
      <style:text-properties fo:font-variant="small-caps" fo:font-size="18pt" style:font-name-asian="Times New Roman" style:font-size-asian="16pt" style:language-asian="en" style:country-asian="US" style:font-weight-asian="bold"/>
    </style:style>
    <style:style style:name="MT5" style:family="text">
      <style:text-properties style:font-name="Helvetica" fo:font-size="10pt"/>
    </style:style>
    <style:page-layout style:name="Mpm1">
      <style:page-layout-properties fo:page-width="8.5in" fo:page-height="11in" style:num-format="1" style:print-orientation="portrait" fo:margin-top="0.4925in" fo:margin-bottom="0.5902in" fo:margin-left="0.689in" fo:margin-right="0.689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0398in"/>
      </style:header-style>
      <style:footer-style>
        <style:header-footer-properties fo:min-height="0.2362in" fo:margin-left="0in" fo:margin-right="0in" fo:margin-top="0.0398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S270</text:span><text:span text:style-name="MT2"> </text:span><text:span text:style-name="MT3"><text:tab/></text:span><text:span text:style-name="MT4"><text:file-name text:display="name">SimpleMachine</text:file-name></text:span><text:span text:style-name="MT3"><text:tab/> Boyd</text:span></text:p>
      </style:header>
      <style:footer>
        <text:p text:style-name="MP2"><text:file-name text:display="name">SimpleMachine</text:file-name><text:span text:style-name="MT5"><text:tab/>CS270 <text:tab/>Page </text:span><text:span text:style-name="MT5"><text:page-number text:select-page="current">2</text:page-number></text:span><text:span text:style-name="MT5"> of </text:span><text:span text:style-name="MT5"><text:page-count>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3-06-20T18:40:52</meta:creation-date>
    <dc:creator>greg </dc:creator>
    <dc:date>2015-08-30T06:40:11</dc:date>
    <meta:print-date>2014-01-07T12:10:00</meta:print-date>
    <meta:editing-cycles>81</meta:editing-cycles>
    <meta:editing-duration>PT19H33M53S</meta:editing-duration>
    <meta:printed-by>greg </meta:printed-by>
    <meta:document-statistic meta:table-count="3" meta:image-count="0" meta:object-count="0" meta:page-count="6" meta:paragraph-count="200" meta:word-count="2534" meta:character-count="14672" meta:non-whitespace-character-count="12036"/>
    <meta:user-defined meta:name="Info 1"/>
    <meta:user-defined meta:name="Info 2"/>
    <meta:user-defined meta:name="Info 3"/>
    <meta:user-defined meta:name="Info 4"/>
    <meta:template xlink:type="simple" xlink:actuate="onRequest" xlink:title="CS270" xlink:href="file:///.openoffice/user/template/CS270.stw" meta:date="2003-06-20T19:14:05"/>
  </office:meta>
</office:document-meta>
</file>